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30002B2C02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4.0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zech Cuisine Consulting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zech Cuisine Consulting</text:p>
          </draw:text-box>
        </draw:frame>
        <draw:frame presentation:style-name="pr2" draw:text-style-name="P1" draw:layer="layout" svg:width="25.524cm" svg:height="14.077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"><text:span text:style-name="T1">Prezentace služeb <text:s text:c="3"/>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č?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Jak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333333" fo:font-size="28pt" fo:text-shadow="none" fo:font-weight="bold" style:font-size-asian="28pt" style:font-weight-asian="bold" style:font-size-complex="28pt" style:font-weight-complex="bold"/>
    </style:style>
    <style:style style:name="Default-outline3" style:family="presentation" style:parent-style-name="Default-outline2">
      <style:paragraph-properties fo:margin-top="0cm" fo:margin-bottom="0.3cm"/>
      <style:text-properties fo:color="#333333" fo:font-size="24pt" fo:text-shadow="none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333333" fo:font-size="20pt" fo:text-shadow="none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333333" fo:font-size="20pt" fo:text-shadow="none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333333" fo:font-size="20pt" fo:text-shadow="none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333333" fo:font-size="20pt" fo:text-shadow="none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55pt" fo:font-style="normal" fo:text-shadow="1pt 1pt" style:text-underline-style="none" fo:font-weight="bold" style:letter-kerning="true" style:font-family-asian="'WenQuanYi Micro Hei'" style:font-family-generic-asian="system" style:font-pitch-asian="variable" style:font-size-asian="55pt" style:font-style-asian="normal" style:font-weight-asian="bold" style:font-family-complex="'Lohit Devanagari'" style:font-family-generic-complex="system" style:font-pitch-complex="variable" style:font-size-complex="55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cccccc" fo:font-size="16pt" style:font-size-asian="16pt" style:font-size-complex="16pt"/>
    </style:style>
    <style:style style:name="MP5" style:family="paragraph">
      <style:paragraph-properties fo:text-align="center"/>
      <style:text-properties fo:color="#cccccc" fo:font-size="16pt" style:font-size-asian="16pt" style:font-size-complex="16pt"/>
    </style:style>
    <style:style style:name="MP6" style:family="paragraph">
      <style:paragraph-properties fo:text-align="end"/>
      <style:text-properties fo:color="#e6e6e6" fo:font-family="Arial" style:font-family-generic="swiss" fo:font-size="17pt" fo:font-weight="bold" style:font-size-asian="17pt" style:font-weight-asian="bold" style:font-size-complex="17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fo:font-family="Arial" style:font-family-generic="swiss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e6e6e6" fo:font-family="Arial" style:font-family-generic="swiss" fo:font-size="17pt" fo:font-weight="bold" style:font-size-asian="17pt" style:font-weight-asian="bold" style:font-size-complex="17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1cm">
        <draw:image xlink:href="Pictures/10000000000004000000030002B2C024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021cm" svg:x="1.4cm" svg:y="19.558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875cm" svg:height="1.021cm" svg:x="9.576cm" svg:y="19.55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6.523cm" svg:height="1.021cm" svg:x="20.076cm" svg:y="19.558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30T18:05:22</meta:creation-date>
    <dc:date>2013-03-30T20:15:56</dc:date>
    <meta:editing-duration>PT54M32S</meta:editing-duration>
    <meta:editing-cycles>6</meta:editing-cycles>
    <meta:generator>LibreOffice/3.5$Linux_X86_64 LibreOffice_project/350m1$Build-2</meta:generator>
    <meta:document-statistic meta:object-count="38"/>
  </office:meta>
</office:document-meta>
</file>